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mentarer</text:p>
      <text:p text:style-name="P1"/>
      <text:p text:style-name="P1">Tider och uppskattningar</text:p>
      <text:p text:style-name="Standard">Jag har räknat med att arbeta delar av de flesta dagar men inte hela dagar på helger och helgdagar så att det sammantaget blir 7 arbetsdagar i varje sprint. Under dessa dagar ska jag även läsa in mig och ta reda på hur de olika sakerna ska göras. Jag beräknar att under 4 timmar per dag kunna arbeta med projektet och att 4 timmar går åt till annat såsom inläsning för projektet, hantering av SCRUM-dokument, lab 4 webbteknik, inläsning för tentor samt göra tenta(or).</text:p>
      <text:p text:style-name="Standard"/>
      <text:p text:style-name="P3">Produktbacklog</text:p>
      <text:p text:style-name="Standard">Uppdaterade med fler uppgifter i slutet av sprint 1 men tänkte inte på att lyfta bort saker som lyfts in i sprintarna förrän andra dagen i sprint 2. Plockade då bort allt som lyfts in i de två sprintarna hittil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33.16</meta:creation-date>
    <dc:date>2014-01-08T20:11:59.48</dc:date>
    <dc:creator>Lotta Onsö</dc:creator>
    <meta:editing-duration>PT3M55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5" meta:word-count="129" meta:character-count="730"/>
  </office:meta>
</office:document-meta>
</file>